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arefa 2 - Definição do projeto</text:h>
      <text:section text:style-name="Sect1" text:name="intro">
        <text:p text:style-name="Text_20_body">Neste etapa deverão ser executadas as atividades:</text:p>
        <text:list xml:id="list5075880804500996133" text:style-name="L1">
          <text:list-item>
            <text:p text:style-name="P1">Preencha o nome dos integrantes do grupo</text:p>
            <text:list>
              <text:list-item>
                <text:p text:style-name="P1">Carlos Alberto Zanella</text:p>
              </text:list-item>
              <text:list-item>
                <text:p text:style-name="P1">Danilo Mendes Pusch</text:p>
              </text:list-item>
            </text:list>
          </text:list-item>
        </text:list>
        <text:list xml:id="list3497810282179223530" text:style-name="L2">
          <text:list-item>
            <text:p text:style-name="P2">Elabore o nome do projeto</text:p>
            <text:list>
              <text:list-item>
                <text:p text:style-name="P2">Infraestrutura de Rede para Escritório e Armazém de produtos</text:p>
              </text:list-item>
            </text:list>
          </text:list-item>
        </text:list>
        <text:list xml:id="list5105409323147891591" text:style-name="L3">
          <text:list-item>
            <text:p text:style-name="P3">Preencha o resumo do projeto</text:p>
            <text:list>
              <text:list-item>
                <text:p text:style-name="P3">Este projeto irá prover uma infraestrutura de rede de dados para atender a demanda necessária de rede cabeada para um escritório administrativo e um armazém de produtos. As premissas deste projeto são uma rede cabeada projetada de alta velocidade (até 10 Gigabit), onde cada ponto de rede permita a instalação de no mínimo 2 dispositivos de rede por local de trabalho (por exemplo computador e telefone). Deverá contemplar também pontos de rede no escritório para a instalação de dispositivos de rede sem fio.</text:p>
                <text:p text:style-name="P3"/>
              </text:list-item>
            </text:list>
          </text:list-item>
        </text:list>
        <text:p text:style-name="Text_20_body">Não esqueçam de atualizar o repositório com estas novas modificaçõe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2S</meta:editing-duration>
    <meta:editing-cycles>3</meta:editing-cycles>
    <meta:generator>OpenOffice/4.1.7$Win32 OpenOffice.org_project/417m1$Build-9800</meta:generator>
    <dc:date>2020-02-29T08:32:28.95</dc:date>
    <meta:document-statistic meta:table-count="0" meta:image-count="0" meta:object-count="0" meta:page-count="1" meta:paragraph-count="10" meta:word-count="145" meta:character-count="859"/>
    <dc:creator>Carlos Zanella</dc:creator>
    <meta:user-defined meta:name="Info 1"/>
    <meta:user-defined meta:name="Info 2"/>
    <meta:user-defined meta:name="Info 3"/>
    <meta:user-defined meta:name="Info 4"/>
  </office:meta>
</office:document-meta>
</file>